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47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959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3984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202in"/>
    </style:style>
    <style:style style:name="co9" style:family="table-column">
      <style:table-column-properties fo:break-before="auto" style:column-width="0.178in"/>
    </style:style>
    <style:style style:name="co10" style:family="table-column">
      <style:table-column-properties fo:break-before="auto" style:column-width="3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1.3244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map style:condition="cell-content()=&quot;Y&quot;" style:apply-style-name="GoodOptions" style:base-cell-address="Sheet1.B4"/>
      <style:map style:condition="cell-content()=&quot;n&quot;" style:apply-style-name="Default" style:base-cell-address="Sheet1.B4"/>
    </style:style>
    <style:style style:name="ce3" style:family="table-cell" style:parent-style-name="Default" style:data-style-name="N49"/>
    <style:style style:name="ce4" style:family="table-cell" style:parent-style-name="Default" style:data-style-name="N49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rotation-angle="90"/>
      <style:text-properties fo:hyphenate="true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rotation-angle="0"/>
      <style:map style:condition="cell-content()=&quot;Y&quot;" style:apply-style-name="GoodOptions" style:base-cell-address="Sheet1.B4"/>
      <style:map style:condition="cell-content()=&quot;n&quot;" style:apply-style-name="Default" style:base-cell-address="Sheet1.B4"/>
    </style:style>
    <style:style style:name="ce9" style:family="table-cell" style:parent-style-name="Default">
      <style:table-cell-properties fo:background-color="#ffdbb6"/>
    </style:style>
    <style:style style:name="ce10" style:family="table-cell" style:parent-style-name="Default">
      <style:table-cell-properties fo:background-color="#ffdbb6" fo:wrap-option="wrap" style:rotation-angle="90"/>
      <style:text-properties fo:hyphenate="true"/>
    </style:style>
    <style:style style:name="ce11" style:family="table-cell" style:parent-style-name="Default">
      <style:table-cell-properties fo:background-color="#ffdbb6"/>
      <style:map style:condition="cell-content()=&quot;Y&quot;" style:apply-style-name="GoodOptions" style:base-cell-address="Sheet1.B4"/>
      <style:map style:condition="cell-content()=&quot;n&quot;" style:apply-style-name="Default" style:base-cell-address="Sheet1.B4"/>
    </style:style>
    <style:style style:name="ce12" style:family="table-cell" style:parent-style-name="Default">
      <style:table-cell-properties fo:background-color="#ffdbb6" style:rotation-angle="0"/>
      <style:map style:condition="cell-content()=&quot;Y&quot;" style:apply-style-name="GoodOptions" style:base-cell-address="Sheet1.B4"/>
      <style:map style:condition="cell-content()=&quot;n&quot;" style:apply-style-name="Default" style:base-cell-address="Sheet1.B4"/>
    </style:style>
    <style:style style:name="ce13" style:family="table-cell" style:parent-style-name="Default">
      <style:table-cell-properties fo:background-color="#ec9ba4"/>
    </style:style>
    <style:style style:name="ce14" style:family="table-cell" style:parent-style-name="Default">
      <style:table-cell-properties fo:background-color="#ec9ba4" style:rotation-angle="90"/>
    </style:style>
    <style:style style:name="ce15" style:family="table-cell" style:parent-style-name="Default">
      <style:map style:condition="cell-content()=&quot;Y&quot;" style:apply-style-name="BadOptions" style:base-cell-address="Sheet1.X4"/>
    </style:style>
    <style:style style:name="ce16" style:family="table-cell" style:parent-style-name="Default">
      <style:table-cell-properties fo:wrap-option="wrap" style:rotation-angle="9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 style:font-name-asian="DejaVu Sans" style:font-name-complex="DejaVu Sans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8" table:number-columns-repeated="4" table:default-cell-style-name="ce9"/>
        <table:table-column table:style-name="co3" table:default-cell-style-name="ce9"/>
        <table:table-column table:style-name="co8" table:number-columns-repeated="2" table:default-cell-style-name="ce9"/>
        <table:table-column table:style-name="co6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3" table:number-columns-repeated="11" table:default-cell-style-name="Default"/>
        <table:table-column table:style-name="co10" table:default-cell-style-name="ce18"/>
        <table:table-row table:style-name="ro1">
          <table:table-cell office:value-type="string" calcext:value-type="string">
            <text:p>Comparison of TrueColors Implementation</text:p>
          </table:table-cell>
          <table:table-cell table:number-columns-repeated="53"/>
        </table:table-row>
        <table:table-row table:style-name="ro2">
          <table:table-cell table:number-columns-repeated="13"/>
          <table:table-cell office:value-type="string" calcext:value-type="string" table:number-columns-spanned="4" table:number-rows-spanned="1">
            <text:p>Platforms</text:p>
          </table:table-cell>
          <table:covered-table-cell table:number-columns-repeated="3"/>
          <table:table-cell table:number-columns-repeated="6"/>
          <table:table-cell table:style-name="ce13"/>
          <table:table-cell table:number-columns-repeated="12"/>
          <table:table-cell table:style-name="ce17" office:value-type="string" calcext:value-type="string" table:number-columns-spanned="4" table:number-rows-spanned="1">
            <text:p>Image / Terminal </text:p>
            <text:p>Graphics Protocol </text:p>
            <text:p>Support</text:p>
          </table:table-cell>
          <table:covered-table-cell table:number-columns-repeated="3"/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TrueColor</text:p>
          </table:table-cell>
          <table:table-cell table:style-name="ce1" office:value-type="string" calcext:value-type="string">
            <text:p>256 color</text:p>
          </table:table-cell>
          <table:table-cell table:style-name="ce1" office:value-type="string" calcext:value-type="string">
            <text:p>ANSI 16 color</text:p>
          </table:table-cell>
          <table:table-cell office:value-type="string" calcext:value-type="string">
            <text:p>Creation Date</text:p>
          </table:table-cell>
          <table:table-cell office:value-type="string" calcext:value-type="string">
            <text:p>License</text:p>
          </table:table-cell>
          <table:table-cell table:style-name="ce6" office:value-type="string" calcext:value-type="string">
            <text:p>Programming Language</text:p>
          </table:table-cell>
          <table:table-cell table:style-name="ce6" office:value-type="string" calcext:value-type="string">
            <text:p>Cloned from</text:p>
          </table:table-cell>
          <table:table-cell table:style-name="ce6" office:value-type="string" calcext:value-type="string">
            <text:p>Executable Size (amd64)</text:p>
          </table:table-cell>
          <table:table-cell table:style-name="ce6" office:value-type="string" calcext:value-type="string">
            <text:p>TUI/Console-based</text:p>
          </table:table-cell>
          <table:table-cell table:style-name="ce6" office:value-type="string" calcext:value-type="string">
            <text:p>GUI</text:p>
          </table:table-cell>
          <table:table-cell table:style-name="ce6" office:value-type="string" calcext:value-type="string">
            <text:p>Editor</text:p>
          </table:table-cell>
          <table:table-cell table:style-name="ce6" office:value-type="string" calcext:value-type="string">
            <text:p>Multiplexer</text:p>
          </table:table-cell>
          <table:table-cell table:style-name="ce10" office:value-type="string" calcext:value-type="string">
            <text:p>Linux</text:p>
          </table:table-cell>
          <table:table-cell table:style-name="ce10" office:value-type="string" calcext:value-type="string">
            <text:p>Windows</text:p>
          </table:table-cell>
          <table:table-cell table:style-name="ce10" office:value-type="string" calcext:value-type="string">
            <text:p>macos</text:p>
          </table:table-cell>
          <table:table-cell table:style-name="ce10" office:value-type="string" calcext:value-type="string">
            <text:p>BSD</text:p>
          </table:table-cell>
          <table:table-cell table:style-name="ce10" office:value-type="string" calcext:value-type="string">
            <text:p>Android</text:p>
          </table:table-cell>
          <table:table-cell table:style-name="ce10" office:value-type="string" calcext:value-type="string">
            <text:p>iOS</text:p>
          </table:table-cell>
          <table:table-cell table:style-name="ce10" office:value-type="string" calcext:value-type="string">
            <text:p>ChromeOS</text:p>
          </table:table-cell>
          <table:table-cell table:style-name="ce6" office:value-type="string" calcext:value-type="string">
            <text:p>HW Acceleration</text:p>
          </table:table-cell>
          <table:table-cell table:style-name="ce6" office:value-type="string" calcext:value-type="string">
            <text:p>Terminal Graphics Protocol?</text:p>
          </table:table-cell>
          <table:table-cell table:style-name="ce6" office:value-type="string" calcext:value-type="string">
            <text:p>Sixel</text:p>
          </table:table-cell>
          <table:table-cell table:style-name="ce14" office:value-type="string" calcext:value-type="string">
            <text:p>Approx. TrueColor (256)</text:p>
          </table:table-cell>
          <table:table-cell table:style-name="ce6" office:value-type="string" calcext:value-type="string">
            <text:p>GUI Windows</text:p>
            <text:p>Framework</text:p>
          </table:table-cell>
          <table:table-cell table:style-name="ce1" office:value-type="string" calcext:value-type="string">
            <text:p><text:a xlink:href="https://en.wikipedia.org/wiki/Escape_character#ASCII_escape_character" xlink:type="simple">ESC</text:a></text:p>
          </table:table-cell>
          <table:table-cell table:style-name="ce1" office:value-type="string" calcext:value-type="string">
            <text:p><text:a xlink:href="file:///home/wolfe/Documents/research/Control%20Sequence%20Introducer%20commands" xlink:type="simple">CSI</text:a></text:p>
          </table:table-cell>
          <table:table-cell table:style-name="ce1" office:value-type="string" calcext:value-type="string">
            <text:p><text:a xlink:href="https://invisible-island.net/xterm/ctlseqs/ctlseqs.html#h3-Device-Control-functions" xlink:type="simple">DCS</text:a></text:p>
          </table:table-cell>
          <table:table-cell table:style-name="ce1" office:value-type="string" calcext:value-type="string">
            <text:p>OSC (clipboarding)</text:p>
          </table:table-cell>
          <table:table-cell table:style-name="ce1" office:value-type="string" calcext:value-type="string">
            <text:p><text:a xlink:href="https://invisible-island.net/xterm/ctlseqs/ctlseqs.html#h3-Application-Program-Command-functions" xlink:type="simple">APC</text:a></text:p>
          </table:table-cell>
          <table:table-cell table:style-name="ce1" office:value-type="string" calcext:value-type="string">
            <text:p>PM (Privacy)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AKA (Title)</text:p>
          </table:table-cell>
          <table:table-cell table:style-name="ce1" office:value-type="string" calcext:value-type="string">
            <text:p>DEC/ANSI</text:p>
          </table:table-cell>
          <table:table-cell table:style-name="ce1" office:value-type="string" calcext:value-type="string">
            <text:p><text:a xlink:href="https://www.xfree86.org/current/ctlseqs.html" xlink:type="simple">Xterm</text:a></text:p>
          </table:table-cell>
          <table:table-cell table:style-name="ce16" office:value-type="string" calcext:value-type="string">
            <text:p>Propreitary ESC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JPG/JPEG</text:p>
          </table:table-cell>
          <table:table-cell table:style-name="ce1" office:value-type="string" calcext:value-type="string">
            <text:p>BMP</text:p>
          </table:table-cell>
          <table:table-cell table:style-name="ce1" office:value-type="string" calcext:value-type="string">
            <text:p>TIFF</text:p>
          </table:table-cell>
          <table:table-cell table:style-name="ce1" office:value-type="string" calcext:value-type="string">
            <text:p>Copy/Paste</text:p>
          </table:table-cell>
          <table:table-cell table:style-name="ce1" office:value-type="string" calcext:value-type="string">
            <text:p>Drag-n-Drop</text:p>
          </table:table-cell>
          <table:table-cell table:style-name="ce1" office:value-type="string" calcext:value-type="string">
            <text:p>Word Selector</text:p>
          </table:table-cell>
          <table:table-cell table:style-name="ce1" office:value-type="string" calcext:value-type="string">
            <text:p>Line selector</text:p>
          </table:table-cell>
          <table:table-cell table:style-name="ce1" office:value-type="string" calcext:value-type="string">
            <text:p>Rectangular selector</text:p>
          </table:table-cell>
          <table:table-cell table:style-name="ce1" office:value-type="string" calcext:value-type="string">
            <text:p>Terminal Profile</text:p>
          </table:table-cell>
          <table:table-cell table:style-name="ce1" office:value-type="string" calcext:value-type="string">
            <text:p>Color Profile</text:p>
          </table:table-cell>
          <table:table-cell table:style-name="ce1" office:value-type="string" calcext:value-type="string">
            <text:p>Configuration File Format</text:p>
          </table:table-cell>
          <table:table-cell table:style-name="ce1" office:value-type="string" calcext:value-type="string">
            <text:p>Windows ConTty</text:p>
          </table:table-cell>
          <table:table-cell table:style-name="ce1" office:value-type="string" calcext:value-type="string">
            <text:p>Windows WinTTY</text:p>
          </table:table-cell>
          <table:table-cell table:style-name="ce1" office:value-type="string" calcext:value-type="string">
            <text:p>Custom Keyboard Shortcut</text:p>
          </table:table-cell>
          <table:table-cell table:style-name="ce1" office:value-type="string" calcext:value-type="string">
            <text:p>Window Resize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4">
          <table:table-cell office:value-type="string" calcext:value-type="string">
            <text:p><text:a xlink:href="https://github.com/neovim/neovim" xlink:type="simple">neovim</text:a></text:p>
          </table:table-cell>
          <table:table-cell table:style-name="ce2" office:value-type="string" calcext:value-type="string">
            <text:p><text:a xlink:href="https://neovim.io/doc/user/options.html#%27termguicolors" xlink:type="simple">Y*</text:a>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1" table:number-columns-repeated="5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office:value-type="string" calcext:value-type="string">
            <text:p>editor</text:p>
          </table:table-cell>
        </table:table-row>
        <table:table-row table:style-name="ro1">
          <table:table-cell office:value-type="string" calcext:value-type="string">
            <text:p><text:a xlink:href="https://github.com/jonathanslenders/pymux" xlink:type="simple">pymux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.5531in" draw:caption-point-x="-0.2402in" draw:caption-point-y="0.5945in">
              <dc:date>2025-01-14T00:00:00</dc:date>
              <text:p text:style-name="P1">to enable truecolor run pymux with --truecolor option.</text:p>
            </office:annotation>
            <text:p>Y*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/>
          <table:table-cell office:value-type="string" calcext:value-type="string">
            <text:p>BSD-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mux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6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s://jonas.github.io/tig/" xlink:type="simple">tig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.7311in" draw:caption-point-x="-0.2402in" draw:caption-point-y="0.5945in">
              <dc:date>2025-01-14T00:00:00</dc:date>
              <text:p text:style-name="P1">https://github.com/jonas/tig/issues/227</text:p>
            </office:annotation>
            <text:p>Y*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6-04-10" calcext:value-type="date">
            <text:p>2006-04-10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t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4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3"/>
          <table:table-cell office:value-type="string" calcext:value-type="string">
            <text:p>INI</text:p>
          </table:table-cell>
          <table:table-cell table:number-columns-repeated="5"/>
          <table:table-cell office:value-type="string" calcext:value-type="string">
            <text:p>git TUI</text:p>
          </table:table-cell>
        </table:table-row>
        <table:table-row table:style-name="ro1">
          <table:table-cell office:value-type="string" calcext:value-type="string">
            <text:p><text:a xlink:href="https://github.com/vim/vim" xlink:type="simple">vim</text:a></text:p>
          </table:table-cell>
          <table:table-cell table:style-name="ce2" office:value-type="string" calcext:value-type="string">
            <text:p><text:a xlink:href="https://github.com/vim/vim/blob/master/runtime/doc/version8.txt#L202" xlink:type="simple">Y*</text:a>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number-columns-repeated="2" table:style-name="ce11" office:value-type="string" calcext:value-type="string">
            <text:p>Y</text:p>
          </table:table-cell>
          <table:table-cell table:style-name="ce11" table:number-columns-repeated="3"/>
          <table:table-cell table:style-name="ce2" table:number-columns-repeated="3"/>
          <table:table-cell table:style-name="ce15" office:value-type="string" calcext:value-type="string">
            <text:p>Y</text:p>
          </table:table-cell>
          <table:table-cell table:number-columns-repeated="29"/>
          <table:table-cell office:value-type="string" calcext:value-type="string">
            <text:p>editor</text:p>
          </table:table-cell>
        </table:table-row>
        <table:table-row table:style-name="ro5">
          <table:table-cell office:value-type="string" calcext:value-type="string">
            <text:p><text:a xlink:href="https://github.com/ismail-yilmaz/Bobcat#Features" xlink:type="simple">Bobcat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GPL-3</text:p>
          </table:table-cell>
          <table:table-cell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4" table:style-name="ce11" office:value-type="string" calcext:value-type="string">
            <text:p>Y</text:p>
          </table:table-cell>
          <table:table-cell table:style-name="ce11" table:number-columns-repeated="3"/>
          <table:table-cell table:number-columns-repeated="3" table:style-name="ce2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U++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/>
          <table:table-cell table:number-columns-repeated="11" office:value-type="string" calcext:value-type="string">
            <text:p>Y</text:p>
          </table:table-cell>
          <table:table-cell office:value-type="string" calcext:value-type="string">
            <text:p>JSON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github.com/Swordfish90/cool-retro-term" xlink:type="simple">Cool-retro-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4-12-26" calcext:value-type="date">
            <text:p>2014-12-26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QML</text:p>
          </table:table-cell>
          <table:table-cell office:value-type="string" calcext:value-type="string">
            <text:p>qtermwidget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4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Qt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9"/>
          <table:table-cell table:style-name="ce19" office:value-type="string" calcext:value-type="string">
            <text:p>A good looking terminal emulator which mimics the old cathode display... </text:p>
          </table:table-cell>
        </table:table-row>
        <table:table-row table:style-name="ro1">
          <table:table-cell office:value-type="string" calcext:value-type="string">
            <text:p><text:a xlink:href="https://github.com/rkd77/elinks" xlink:type="simple">elinks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2.4433in" draw:caption-point-x="-0.2402in" draw:caption-point-y="0.5945in">
              <dc:date>2025-01-14T00:00:00</dc:date>
              <text:p text:style-name="P1">./configure --enable-true-color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5-12-06" calcext:value-type="date">
            <text:p>2005-12-06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nks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6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The ultimate text WWW browser</text:p>
          </table:table-cell>
        </table:table-row>
        <table:table-row table:style-name="ro1">
          <table:table-cell office:value-type="string" calcext:value-type="string">
            <text:p><text:a xlink:href="https://www.gnu.org/software/emacs/" xlink:type="simple">emacs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2.6213in" draw:caption-point-x="-0.2402in" draw:caption-point-y="0.5945in">
              <dc:date>2025-01-14T00:00:00</dc:date>
              <text:p text:style-name="P1">since 26.1 release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85-04-18" calcext:value-type="date">
            <text:p>1985-04-18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number-columns-repeated="3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11" office:value-type="string" calcext:value-type="string">
            <text:p>Y</text:p>
          </table:table-cell>
          <table:table-cell table:style-name="ce11" table:number-columns-repeated="3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/>
          <table:table-cell table:number-columns-repeated="1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editor</text:p>
          </table:table-cell>
        </table:table-row>
        <table:table-row table:style-name="ro5">
          <table:table-cell office:value-type="string" calcext:value-type="string">
            <text:p><text:a xlink:href="http://www.calno.com/evilvte/" xlink:type="simple">evilvte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8-12-12" calcext:value-type="date">
            <text:p>2008-12-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ur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6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2.7992in" draw:caption-point-x="-0.2402in" draw:caption-point-y="0.5945in">
              <dc:date>2025-01-14T00:00:00</dc:date>
              <text:p text:style-name="P1">since 0.36 version</text:p>
            </office:annotation>
            <text:p>libvte</text:p>
          </table:table-cell>
          <table:table-cell table:number-columns-repeated="28"/>
          <table:table-cell table:style-name="ce19" office:value-type="string" calcext:value-type="string">
            <text:p>VTE based, highly customizable terminal emulator </text:p>
          </table:table-cell>
        </table:table-row>
        <table:table-row table:style-name="ro5">
          <table:table-cell office:value-type="string" calcext:value-type="string">
            <text:p><text:a xlink:href="https://github.com/GNOME/gnome-terminal" xlink:type="simple">Gnome-termina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9-05-18" calcext:value-type="date">
            <text:p>2009-05-18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2"/>
          <table:table-cell table:style-name="ce11" office:value-type="string" calcext:value-type="string">
            <text:p>Y</text:p>
          </table:table-cell>
          <table:table-cell table:style-name="ce11" table:number-columns-repeated="3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2.9776in" draw:caption-point-x="-0.2402in" draw:caption-point-y="0.5945in">
              <dc:date>2025-01-14T00:00:00</dc:date>
              <text:p text:style-name="P1">since 0.36 version</text:p>
            </office:annotation>
            <text:p>libvte</text:p>
          </table:table-cell>
          <table:table-cell table:number-columns-repeated="28"/>
          <table:table-cell office:value-type="string" calcext:value-type="string">
            <text:p>Gnome terminal</text:p>
          </table:table-cell>
        </table:table-row>
        <table:table-row table:style-name="ro1">
          <table:table-cell office:value-type="string" calcext:value-type="string">
            <text:p><text:a xlink:href="https://chromium.googlesource.com/apps/libapps/+/master/hterm" xlink:type="simple">h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6-12-13" calcext:value-type="date">
            <text:p>2006-12-13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JavaScript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3"/>
          <table:table-cell table:style-name="ce11" office:value-type="string" calcext:value-type="string">
            <text:p>Y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chromium.googlesource.com/apps/libapps/+/HEAD/hterm/docs/ControlSequences.md" xlink:type="simple">Y</text:a>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8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Secured shell in JavaScript</text:p>
          </table:table-cell>
        </table:table-row>
        <table:table-row table:style-name="ro5">
          <table:table-cell office:value-type="string" calcext:value-type="string">
            <text:p><text:a xlink:href="https://github.com/irssi/irssi" xlink:type="simple">irssi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3.3339in" draw:caption-point-x="-0.2402in" draw:caption-point-y="0.5945in">
              <dc:date>2025-01-14T00:00:00</dc:date>
              <text:p text:style-name="P1">Since #PR48<text:line-break/>https://github.com/irssi/irssi/pull/48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99-09-13" calcext:value-type="date">
            <text:p>1999-09-13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3"/>
          <table:table-cell table:style-name="ce11" office:value-type="string" calcext:value-type="string">
            <text:p>Y</text:p>
          </table:table-cell>
          <table:table-cell table:style-name="ce11" table:number-columns-repeated="2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7"/>
          <table:table-cell office:value-type="string" calcext:value-type="string">
            <text:p>Y</text:p>
          </table:table-cell>
          <table:table-cell/>
          <table:table-cell table:style-name="ce19" office:value-type="string" calcext:value-type="string">
            <text:p>The IRC client of the future </text:p>
          </table:table-cell>
        </table:table-row>
        <table:table-row table:style-name="ro1">
          <table:table-cell office:value-type="string" calcext:value-type="string">
            <text:p><text:a xlink:href="https://sf.net/p/joe-editor" xlink:type="simple">joe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3.5122in" draw:caption-point-x="-0.2402in" draw:caption-point-y="0.5945in">
              <dc:date>2025-01-14T00:00:00</dc:date>
              <text:p text:style-name="P1">from 4.5 version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11" office:value-type="string" calcext:value-type="string">
            <text:p>Y</text:p>
          </table:table-cell>
          <table:table-cell table:style-name="ce11" table:number-columns-repeated="3"/>
          <table:table-cell table:style-name="ce11" office:value-type="string" calcext:value-type="string">
            <text:p>Y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world-famous Wordstar like text editor</text:p>
          </table:table-cell>
        </table:table-row>
        <table:table-row table:style-name="ro6">
          <table:table-cell office:value-type="string" calcext:value-type="string">
            <text:p><text:a xlink:href="https://github.com/kovidgoyal/kitty" xlink:type="simple">Kitty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~15MB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1"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Cross-platform, fast, feature-rich, GPU based terminal.</text:p>
          </table:table-cell>
        </table:table-row>
        <table:table-row table:style-name="ro1">
          <table:table-cell office:value-type="string" calcext:value-type="string">
            <text:p><text:a xlink:href="http://kde.org/applications/system/konsole/" xlink:type="simple">konsole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1996-12-31" calcext:value-type="date">
            <text:p>1996-12-3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Y</text:p>
          </table:table-cell>
          <table:table-cell table:style-name="ce11" table:number-columns-repeated="4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KDE</text:p>
          </table:table-cell>
          <table:table-cell table:number-columns-repeated="28"/>
          <table:table-cell table:style-name="ce19" office:value-type="string" calcext:value-type="string">
            <text:p>a terminal to run a command shell</text:p>
          </table:table-cell>
        </table:table-row>
        <table:table-row table:style-name="ro1">
          <table:table-cell office:value-type="string" calcext:value-type="string">
            <text:p><text:a xlink:href="https://github.com/Tetralet/LilyTerm" xlink:type="simple">Lily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2-04-17" calcext:value-type="date">
            <text:p>2012-04-17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6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4.1992in" draw:caption-point-x="-0.2402in" draw:caption-point-y="0.5945in">
              <dc:date>2025-01-14T00:00:00</dc:date>
              <text:p text:style-name="P1">since 0.36 version</text:p>
            </office:annotation>
            <text:p>libvte</text:p>
          </table:table-cell>
          <table:table-cell table:number-columns-repeated="28"/>
          <table:table-cell table:style-name="ce20" office:value-type="string" calcext:value-type="string">
            <text:p>A light and eazy-to-use terminal emulator for X</text:p>
          </table:table-cell>
        </table:table-row>
        <table:table-row table:style-name="ro1">
          <table:table-cell office:value-type="string" calcext:value-type="string">
            <text:p><text:a xlink:href="https://github.com/lxde/lxterminal" xlink:type="simple">lxterminal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4.3768in" draw:caption-point-x="-0.2402in" draw:caption-point-y="0.5945in">
              <dc:date>2025-01-14T00:00:00</dc:date>
              <text:p text:style-name="P1">with --enable-gtk3 configure flag.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0-03-01" calcext:value-type="date">
            <text:p>2010-03-01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6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4.3768in" draw:caption-point-x="-0.2402in" draw:caption-point-y="0.5945in">
              <dc:date>2025-01-14T00:00:00</dc:date>
              <text:p text:style-name="P1">since 0.36 version</text:p>
            </office:annotation>
            <text:p>libvte/Gtk</text:p>
          </table:table-cell>
          <table:table-cell table:number-columns-repeated="28"/>
          <table:table-cell table:style-name="ce19" office:value-type="string" calcext:value-type="string">
            <text:p>VTE terminal emulator written in GTK </text:p>
          </table:table-cell>
        </table:table-row>
        <table:table-row table:style-name="ro1">
          <table:table-cell office:value-type="string" calcext:value-type="string">
            <text:p><text:a xlink:href="https://micro-editor.github.io/" xlink:type="simple">micro editor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Go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4" table:style-name="ce11" office:value-type="string" calcext:value-type="string">
            <text:p>Y</text:p>
          </table:table-cell>
          <table:table-cell table:style-name="ce11" table:number-columns-repeated="3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3"/>
          <table:table-cell office:value-type="string" calcext:value-type="string">
            <text:p>JSON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style-name="ce19" office:value-type="string" calcext:value-type="string">
            <text:p>a modern and intuitive terminal-based text editor</text:p>
          </table:table-cell>
        </table:table-row>
        <table:table-row table:style-name="ro7">
          <table:table-cell office:value-type="string" calcext:value-type="string">
            <text:p><text:a xlink:href="https://mosh.org/" xlink:type="simple">mosh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Default"/>
          <table:table-cell office:value-type="string" calcext:value-type="string">
            <text:p>Proprietary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7" table:style-name="ce11" office:value-type="string" calcext:value-type="string">
            <text:p>Y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4"/>
          <table:table-cell table:number-columns-repeated="4" office:value-type="string" calcext:value-type="string">
            <text:p>Y</text:p>
          </table:table-cell>
          <table:table-cell/>
          <table:table-cell table:style-name="ce19" office:value-type="string" calcext:value-type="string">
            <text:p>Remote SSH terminal application that allows roaming, supports intermittent connectivity, and provides intelligent local echo and line editing of user keystrokes</text:p>
          </table:table-cell>
        </table:table-row>
        <table:table-row table:style-name="ro1">
          <table:table-cell office:value-type="string" calcext:value-type="string">
            <text:p><text:a xlink:href="https://github.com/radare/radare2" xlink:type="simple">radare2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6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12"/>
          <table:table-cell table:number-columns-repeated="4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reverse engineering framework; since 0.9.6 version.</text:p>
          </table:table-cell>
        </table:table-row>
        <table:table-row table:style-name="ro1">
          <table:table-cell office:value-type="string" calcext:value-type="string">
            <text:p><text:a xlink:href="https://roxterm.sourceforge.net/" xlink:type="simple">ROX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4-11-28" calcext:value-type="date">
            <text:p>2004-11-28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ome-terminal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6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5.5524in" draw:caption-point-x="-0.2402in" draw:caption-point-y="0.5945in">
              <dc:date>2025-01-14T00:00:00</dc:date>
              <text:p text:style-name="P1">since 0.36 version</text:p>
            </office:annotation>
            <text:p>libvte/X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7"/>
          <table:table-cell table:style-name="ce20" office:value-type="string" calcext:value-type="string">
            <text:p>VTE/GTK terminal emulator with tabs</text:p>
          </table:table-cell>
        </table:table-row>
        <table:table-row table:style-name="ro1">
          <table:table-cell office:value-type="string" calcext:value-type="string">
            <text:p><text:a xlink:href="http://lists.jedsoft.org/lists/slang-users/2015/0000020.html" xlink:type="simple">S-lang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5.7303in" draw:caption-point-x="-0.2402in" draw:caption-point-y="0.5945in">
              <dc:date>2025-01-14T00:00:00</dc:date>
              <text:p text:style-name="P1">since pre2.3.1-35, for 64bit systems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98-01-21" calcext:value-type="date">
            <text:p>1998-01-21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4"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<text:a xlink:href="https://github.com/dabisu/sakura" xlink:type="simple">sakura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6-05-18" calcext:value-type="date">
            <text:p>2006-05-18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6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5.9079in" draw:caption-point-x="-0.2402in" draw:caption-point-y="0.5945in">
              <dc:date>2025-01-14T00:00:00</dc:date>
              <text:p text:style-name="P1">since 0.36 version</text:p>
            </office:annotation>
            <text:p>libvte/Gtk</text:p>
          </table:table-cell>
          <table:table-cell table:number-columns-repeated="8"/>
          <table:table-cell table:number-columns-repeated="2" office:value-type="string" calcext:value-type="string">
            <text:p>Y</text:p>
          </table:table-cell>
          <table:table-cell table:number-columns-repeated="18"/>
          <table:table-cell table:style-name="ce19" office:value-type="string" calcext:value-type="string">
            <text:p>GTK/VTE based terminal emulator </text:p>
          </table:table-cell>
        </table:table-row>
        <table:table-row table:style-name="ro8">
          <table:table-cell office:value-type="string" calcext:value-type="string">
            <text:p><text:a xlink:href="https://www.vandyke.com/products/securecrt/features.html" xlink:type="simple">SecureCRT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9-12-31" calcext:value-type="date">
            <text:p>2009-12-31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Y</text:p>
          </table:table-cell>
          <table:table-cell table:style-name="ce11" table:number-columns-repeated="4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I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style-name="ce21" office:value-type="string" calcext:value-type="string">
            <text:p>rock-solid terminal emulation with the strong encryption, data integrity, and authentication options of the Secure Shell protocol</text:p>
          </table:table-cell>
        </table:table-row>
        <table:table-row table:style-name="ro1">
          <table:table-cell office:value-type="string" calcext:value-type="string">
            <text:p><text:a xlink:href="https://st.suckless.org/" xlink:type="simple">Suckless Termina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8-05-12" calcext:value-type="date">
            <text:p>2008-05-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~4MB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6" table:style-name="ce11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X/dwm</text:p>
          </table:table-cell>
          <table:table-cell table:number-columns-repeated="7"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/>
          <table:table-cell table:style-name="ce19" office:value-type="string" calcext:value-type="string">
            <text:p>st is a simple terminal implementation for X.</text:p>
          </table:table-cell>
        </table:table-row>
        <table:table-row table:style-name="ro1">
          <table:table-cell office:value-type="string" calcext:value-type="string">
            <text:p><text:a xlink:href="https://github.com/gdamore/tcell" xlink:type="simple">tcells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ermbox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number-columns-repeated="4" table:style-name="ce11" office:value-type="string" calcext:value-type="string">
            <text:p>Y</text:p>
          </table:table-cell>
          <table:table-cell table:style-name="ce11" table:number-columns-repeated="3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3"/>
          <table:table-cell office:value-type="string" calcext:value-type="string">
            <text:p>JSO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Term library for Go language</text:p>
          </table:table-cell>
        </table:table-row>
        <table:table-row table:style-name="ro6">
          <table:table-cell office:value-type="string" calcext:value-type="string">
            <text:p><text:a xlink:href="https://github.com/software-jessies-org/jessies/wiki/Terminator" xlink:type="simple">Terminator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4-02-16" calcext:value-type="date">
            <text:p>2004-02-16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vergreen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4"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6.9283in" draw:caption-point-x="-0.2402in" draw:caption-point-y="0.5945in">
              <dc:date>2025-01-14T00:00:00</dc:date>
              <text:p text:style-name="P1">since libvte 0.36 version; since terminator 1.90 release</text:p>
            </office:annotation>
            <text:p>libvte/X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  <table:table-cell table:number-columns-repeated="2" office:value-type="string" calcext:value-type="string">
            <text:p>Y</text:p>
          </table:table-cell>
          <table:table-cell table:number-columns-repeated="18"/>
          <table:table-cell table:style-name="ce5" office:value-type="string" calcext:value-type="string">
            <text:p>cross-platform GPL terminal emulator with advanced features not yet found elsewhere</text:p>
          </table:table-cell>
        </table:table-row>
        <table:table-row table:style-name="ro6">
          <table:table-cell office:value-type="string" calcext:value-type="string">
            <text:p><text:a xlink:href="https://github.com/nonstop/termit" xlink:type="simple">Termit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7-07-11" calcext:value-type="date">
            <text:p>2007-07-1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7.2594in" draw:caption-point-x="-0.2402in" draw:caption-point-y="0.5945in">
              <dc:date>2025-01-14T00:00:00</dc:date>
              <text:p text:style-name="P1">since 0.36 version</text:p>
            </office:annotation>
            <text:p>libvte/X/Gtk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Lua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style-name="ce20" office:value-type="string" calcext:value-type="string">
            <text:p>Simple terminal emulator based on vte library, extensible via lua.</text:p>
          </table:table-cell>
        </table:table-row>
        <table:table-row table:style-name="ro1">
          <table:table-cell office:value-type="string" calcext:value-type="string">
            <text:p><text:a xlink:href="https://github.com/gphalkes/tilde" xlink:type="simple">Tilde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1-08-11" calcext:value-type="date">
            <text:p>2011-08-1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1"/>
          <table:table-cell table:number-columns-repeated="4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7.5906in" draw:caption-point-x="-0.2402in" draw:caption-point-y="0.5945in">
              <dc:date>2025-01-14T00:00:00</dc:date>
              <text:p text:style-name="P1">since 0.36 version</text:p>
            </office:annotation>
            <text:p>libvt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a xlink:href="https://yongchaofan.github.io/tinyTerm/" xlink:type="simple">tiny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4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7.7685in" draw:caption-point-x="-0.2402in" draw:caption-point-y="0.5945in">
              <dc:date>2025-01-14T00:00:00</dc:date>
              <text:p text:style-name="P1">since 0.36 version</text:p>
            </office:annotation>
            <text:p>libvte</text:p>
          </table:table-cell>
          <table:table-cell table:number-columns-repeated="29"/>
        </table:table-row>
        <table:table-row table:style-name="ro7">
          <table:table-cell office:value-type="string" calcext:value-type="string">
            <text:p><text:a xlink:href="https://docs.xfce.org/apps/xfce4-terminal/start" xlink:type="simple">xfce4-termina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4-09-22" calcext:value-type="date">
            <text:p>2004-09-22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2"/>
          <table:table-cell table:style-name="ce11" office:value-type="string" calcext:value-type="string">
            <text:p>Y</text:p>
          </table:table-cell>
          <table:table-cell table:style-name="ce11" table:number-columns-repeated="3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2" draw:text-style-name="P2" svg:width="1.1413in" svg:height="0.8567in" svg:x="9.3717in" svg:y="7.9461in" draw:caption-point-x="-0.2402in" draw:caption-point-y="0.5945in">
              <dc:date>2025-01-14T00:00:00</dc:date>
              <text:p text:style-name="P1">since 0.36 version; since 0.6.90 release, if compiled with GTK+3</text:p>
            </office:annotation>
            <text:p>libvte/Gtk</text:p>
          </table:table-cell>
          <table:table-cell table:number-columns-repeated="10" office:value-type="string" calcext:value-type="string">
            <text:p>Y</text:p>
          </table:table-cell>
          <table:table-cell table:number-columns-repeated="18"/>
          <table:table-cell table:style-name="ce5" office:value-type="string" calcext:value-type="string">
            <text:p>Xfce Terminal is a lightweight and easy to use terminal emulator application with many advanced features including drop down, tabs, unlimited scrolling, full colors, fonts, transparent backgrounds, and more. </text:p>
          </table:table-cell>
        </table:table-row>
        <table:table-row table:style-name="ro1">
          <table:table-cell office:value-type="string" calcext:value-type="string">
            <text:p><text:a xlink:href="https://tomscii.sig7.se/zutty/" xlink:type="simple">zutty</text:a></text:p>
          </table:table-cell>
          <table:table-cell table:number-columns-repeated="3" office:value-type="string" calcext:value-type="string">
            <text:p>Y</text:p>
          </table:table-cell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number-columns-repeated="2" office:value-type="string" calcext:value-type="string">
            <text:p>Y</text:p>
          </table:table-cell>
          <table:table-cell/>
          <table:table-cell table:style-name="ce15" office:value-type="string" calcext:value-type="string">
            <text:p>n</text:p>
          </table:table-cell>
          <table:table-cell office:value-type="string" calcext:value-type="string">
            <text:p>X/OpenGL</text:p>
          </table:table-cell>
          <table:table-cell table:number-columns-repeated="8"/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high-end terminal for low-end systems</text:p>
          </table:table-cell>
        </table:table-row>
        <table:table-row table:style-name="ro1">
          <table:table-cell office:value-type="string" calcext:value-type="string">
            <text:p><text:a xlink:href="https://alacritty.org/" xlink:type="simple">Alacritty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7-01-05" calcext:value-type="date">
            <text:p>2017-01-05</text:p>
          </table:table-cell>
          <table:table-cell table:style-name="ce5" office:value-type="string" calcext:value-type="string">
            <text:p>Apache 2.0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termite</text:p>
          </table:table-cell>
          <table:table-cell table:style-name="ce7" office:value-type="string" calcext:value-type="string">
            <text:p>~16.2MB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12" office:value-type="string" calcext:value-type="string">
            <text:p>n</text:p>
          </table:table-cell>
          <table:table-cell table:number-columns-repeated="3" table:style-name="ce12" office:value-type="string" calcext:value-type="string">
            <text:p>Y</text:p>
          </table:table-cell>
          <table:table-cell table:style-name="ce12" table:number-columns-repeated="3"/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7" table:number-columns-repeated="2"/>
          <table:table-cell table:number-columns-repeated="27"/>
          <table:table-cell table:style-name="ce19" office:value-type="string" calcext:value-type="string">
            <text:p>A cross-platform, OpenGL terminal emulator.</text:p>
          </table:table-cell>
        </table:table-row>
        <table:table-row table:style-name="ro6">
          <table:table-cell office:value-type="string" calcext:value-type="string">
            <text:p><text:a xlink:href="https://github.com/Maximus5/ConEmu" xlink:type="simple">ConEmu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2-11-12" calcext:value-type="date">
            <text:p>2012-11-12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Customizable Windows terminal with tabs, splits, quake-style, hotkeys and more </text:p>
          </table:table-cell>
        </table:table-row>
        <table:table-row table:style-name="ro6">
          <table:table-cell office:value-type="string" calcext:value-type="string">
            <text:p><text:a xlink:href="https://github.com/gnachman/iTerm2" xlink:type="simple">iTerm2</text:a></text:p>
          </table:table-cell>
          <table:table-cell table:style-name="ce2" office:value-type="string" calcext:value-type="string">
            <office:annotation draw:style-name="gr3" draw:text-style-name="P2" svg:width="1.1413in" svg:height="2.2563in" svg:x="1.5299in" svg:y="9.2756in" draw:caption-point-x="-0.2402in" draw:caption-point-y="0.5945in">
              <dc:date>2025-01-14T00:00:00</dc:date>
              <text:p text:style-name="P1">set your terminal type to xterm-256color in Preferences &gt; Profiles &gt; Terminal &gt; Report Terminal Type. You may also need to put set background=light or set background=dark in your .vimrc.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9-12-31" calcext:value-type="date">
            <text:p>2009-12-31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ObjectiveC</text:p>
          </table:table-cell>
          <table:table-cell/>
          <table:table-cell office:value-type="string" calcext:value-type="string">
            <text:p>~74.2M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Carbon/Cocoa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office:annotation draw:style-name="gr2" draw:text-style-name="P2" svg:width="1.1413in" svg:height="0.8567in" svg:x="11.5701in" svg:y="9.2756in" draw:caption-point-x="-0.2402in" draw:caption-point-y="0.5945in">
              <dc:date>2025-01-14T00:00:00</dc:date>
              <text:p text:style-name="P1">https://iterm2.com/documentation-escape-codes.html</text:p>
            </office:annotation>
            <text:p>Y</text:p>
          </table:table-cell>
          <table:table-cell table:number-columns-repeated="17"/>
          <table:table-cell table:style-name="ce19" office:value-type="string" calcext:value-type="string">
            <text:p>A terminal emulator for Mac OS X that does amazing things.</text:p>
          </table:table-cell>
        </table:table-row>
        <table:table-row table:style-name="ro6">
          <table:table-cell office:value-type="string" calcext:value-type="string">
            <text:p><text:a xlink:href="https://github.com/microsoft/terminal" xlink:type="simple">Windows Termina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9-05-02" calcext:value-type="date">
            <text:p>2019-05-0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~42.7MB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The new Windows Terminal and the original Windows console host, all in the same place.</text:p>
          </table:table-cell>
        </table:table-row>
        <table:table-row table:style-name="ro6">
          <table:table-cell office:value-type="string" calcext:value-type="string">
            <text:p><text:a xlink:href="https://www.emtec.com/zoc/index.html" xlink:type="simple">ZOC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Proprietary</text:p>
          </table:table-cell>
          <table:table-cell table:number-columns-repeated="2"/>
          <table:table-cell office:value-type="string" calcext:value-type="string">
            <text:p>~12M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Y</text:p>
          </table:table-cell>
          <table:table-cell table:number-columns-repeated="4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/>
          <table:table-cell table:number-columns-repeated="10" office:value-type="string" calcext:value-type="string">
            <text:p>Y</text:p>
          </table:table-cell>
          <table:table-cell table:number-columns-repeated="18"/>
          <table:table-cell table:style-name="ce19" office:value-type="string" calcext:value-type="string">
            <text:p>professional terminal emulation software for Windows and macOS</text:p>
          </table:table-cell>
        </table:table-row>
        <table:table-row table:style-name="ro9">
          <table:table-cell office:value-type="string" calcext:value-type="string">
            <text:p><text:a xlink:href="https://en.wikipedia.org/wiki/Cmd.exe" xlink:type="simple">cmd.exe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COMMAND.COM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5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Command Prompt, also known as cmd.exe or cmd, is the default <text:a xlink:href="https://en.wikipedia.org/wiki/Command-line_interpreter" xlink:type="simple">command-line interpreter</text:a> for the <text:a xlink:href="https://en.wikipedia.org/wiki/OS/2" xlink:type="simple">OS/2</text:a>,<text:a xlink:href="https://en.wikipedia.org/wiki/Cmd.exe#cite_note-1" xlink:type="simple">[1]</text:a> <text:a xlink:href="https://en.wikipedia.org/wiki/EComStation" xlink:type="simple">eComStation</text:a>, <text:a xlink:href="https://en.wikipedia.org/wiki/ArcaOS" xlink:type="simple">ArcaOS</text:a>, <text:a xlink:href="https://en.wikipedia.org/wiki/Microsoft_Windows" xlink:type="simple">Microsoft Windows</text:a> (<text:a xlink:href="https://en.wikipedia.org/wiki/Windows_NT" xlink:type="simple">Windows NT family</text:a> and <text:a xlink:href="https://en.wikipedia.org/wiki/Windows_CE" xlink:type="simple">Windows CE family</text:a>), and <text:a xlink:href="https://en.wikipedia.org/wiki/ReactOS" xlink:type="simple">ReactOS</text:a><text:a xlink:href="https://en.wikipedia.org/wiki/Cmd.exe#cite_note-ReactOS-2" xlink:type="simple">[2]</text:a> operating systems.</text:p>
          </table:table-cell>
        </table:table-row>
        <table:table-row table:style-name="ro1">
          <table:table-cell office:value-type="string" calcext:value-type="string">
            <text:p><text:a xlink:href="https://connectbot.org/" xlink:type="simple">ConnectBot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JavaScript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1" table:number-columns-repeated="4"/>
          <table:table-cell table:style-name="ce11" office:value-type="string" calcext:value-type="string">
            <text:p>Y</text:p>
          </table:table-cell>
          <table:table-cell table:style-name="ce11" table:number-columns-repeated="2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secure shell client for the Android platform. </text:p>
          </table:table-cell>
        </table:table-row>
        <table:table-row table:style-name="ro1">
          <table:table-cell office:value-type="string" calcext:value-type="string">
            <text:p><text:a xlink:href="https://github.com/Tenzer/explosion" xlink:type="simple">explosion</text:a>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office:value-type="date" office:date-value="2015-10-19" calcext:value-type="date">
            <text:p>2015-10-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12"/>
          <table:table-cell table:number-columns-repeated="4" office:value-type="string" calcext:value-type="string">
            <text:p>Y</text:p>
          </table:table-cell>
          <table:table-cell table:number-columns-repeated="13"/>
          <table:table-cell table:style-name="ce19" office:value-type="string" calcext:value-type="string">
            <text:p>terminal image viewer</text:p>
          </table:table-cell>
        </table:table-row>
        <table:table-row table:style-name="ro1">
          <table:table-cell office:value-type="string" calcext:value-type="string">
            <text:p><text:a xlink:href="https://github.com/sebastiencs/ls-icons" xlink:type="simple">ls-icons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1993-01-21" calcext:value-type="date">
            <text:p>1993-01-2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reutils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12"/>
          <table:table-cell table:number-columns-repeated="4" office:value-type="string" calcext:value-type="string">
            <text:p>Y</text:p>
          </table:table-cell>
          <table:table-cell table:number-columns-repeated="13"/>
          <table:table-cell table:style-name="ce19" office:value-type="string" calcext:value-type="string">
            <text:p>fork of coreutils with ls program that supports icons</text:p>
          </table:table-cell>
        </table:table-row>
        <table:table-row table:style-name="ro6">
          <table:table-cell office:value-type="string" calcext:value-type="string">
            <text:p><text:a xlink:href="https://github.com/kmgrant/macterm" xlink:type="simple">Mac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ObjectiveC</text:p>
          </table:table-cell>
          <table:table-cell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11" table:number-columns-repeated="2"/>
          <table:table-cell table:style-name="ce11" office:value-type="string" calcext:value-type="string">
            <text:p>Y</text:p>
          </table:table-cell>
          <table:table-cell table:style-name="ce11" table:number-columns-repeated="4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Terminal emulator for macOS with 24-bit color, bitmap and vector graphics</text:p>
          </table:table-cell>
        </table:table-row>
        <table:table-row table:style-name="ro1">
          <table:table-cell office:value-type="string" calcext:value-type="string">
            <text:p><text:a xlink:href="http://www.midnight-commander.org/" xlink:type="simple">mc</text:a></text:p>
          </table:table-cell>
          <table:table-cell table:style-name="ce2" office:value-type="string" calcext:value-type="string">
            <office:annotation draw:style-name="gr4" draw:text-style-name="P2" svg:width="1.1413in" svg:height="1.1677in" svg:x="1.5299in" svg:y="11.9315in" draw:caption-point-x="-0.2402in" draw:caption-point-y="0.5945in">
              <dc:date>2025-01-14T00:00:00</dc:date>
              <text:p text:style-name="P1">http://www.midnight-commander.org/changeset/682a5116edd20b8ba81743a1f7495c883b0ce644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visual file manager</text:p>
          </table:table-cell>
        </table:table-row>
        <table:table-row table:style-name="ro6">
          <table:table-cell office:value-type="string" calcext:value-type="string">
            <text:p><text:a xlink:href="http://mobaxterm.mobatek.net/" xlink:type="simple">MobaXterm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2.1094in" draw:caption-point-x="-0.2402in" draw:caption-point-y="0.5945in">
              <dc:date>2025-01-14T00:00:00</dc:date>
              <text:p text:style-name="P1">run lscolors to see a truecolor test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8-12-31" calcext:value-type="date">
            <text:p>2008-12-31</text:p>
          </table:table-cell>
          <table:table-cell office:value-type="string" calcext:value-type="string">
            <text:p>Proprietary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5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Windows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style-name="ce22" office:value-type="string" calcext:value-type="string">
            <text:p>Enhanced terminal for Windows with X11 server, tabbed SSH client, network tools and much more</text:p>
          </table:table-cell>
        </table:table-row>
        <table:table-row table:style-name="ro6">
          <table:table-cell office:value-type="string" calcext:value-type="string">
            <text:p><text:a xlink:href="file:///home/wolfe/Documents/research/video%20player%20with%20support%20of%20console-only%20output%20(since%200.22%20version)" xlink:type="simple">mpv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4"/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video player with support of console-only output (since 0.22 version)</text:p>
          </table:table-cell>
        </table:table-row>
        <table:table-row table:style-name="ro1">
          <table:table-cell office:value-type="string" calcext:value-type="string">
            <text:p><text:a xlink:href="https://www.gnu.org/software/ncurses/" xlink:type="simple">ncurses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2.772in" draw:caption-point-x="-0.2402in" draw:caption-point-y="0.5945in">
              <dc:date>2025-01-14T00:00:00</dc:date>
              <text:p text:style-name="P1">since 6.1 version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5"/>
          <table:table-cell table:number-columns-repeated="4"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<text:a xlink:href="http://www.leonerd.org.uk/code/pangoterm/" xlink:type="simple">pango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s://en.wikipedia.org/wiki/PowerShell#PowerShell_5.1" xlink:type="simple">Powershel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5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://www.chiark.greenend.org.uk/~sgtatham/putty/" xlink:type="simple">PuTTY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5"/>
          <table:table-cell table:style-name="ce2" table:number-columns-repeated="3"/>
          <table:table-cell table:style-name="ce15" office:value-type="string" calcext:value-type="string">
            <text:p>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s://github.com/lxqt/qterminal" xlink:type="simple">qtermina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://en.sourceforge.jp/projects/ttssh2/" xlink:type="simple">Tera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5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s://github.com/nabijaczleweli/termimage" xlink:type="simple">termimage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12"/>
          <table:table-cell table:number-columns-repeated="4" office:value-type="string" calcext:value-type="string">
            <text:p>Y</text:p>
          </table:table-cell>
          <table:table-cell table:number-columns-repeated="13"/>
          <table:table-cell table:style-name="ce19" office:value-type="string" calcext:value-type="string">
            <text:p>terminal image viewer</text:p>
          </table:table-cell>
        </table:table-row>
        <table:table-row table:style-name="ro1">
          <table:table-cell office:value-type="string" calcext:value-type="string">
            <text:p><text:a xlink:href="https://termux.com/" xlink:type="simple">termux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table:number-columns-repeated="4"/>
          <table:table-cell table:style-name="ce11" office:value-type="string" calcext:value-type="string">
            <text:p>Y</text:p>
          </table:table-cell>
          <table:table-cell table:style-name="ce11" table:number-columns-repeated="2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s://github.com/trufae/Therm" xlink:type="simple">Th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iTerm2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s://gnunn1.github.io/tilix-web/" xlink:type="simple">Tilix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5-12-30" calcext:value-type="date">
            <text:p>2015-12-30</text:p>
          </table:table-cell>
          <table:table-cell office:value-type="string" calcext:value-type="string">
            <text:p>MPL-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rminator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14.372in" draw:caption-point-x="-0.2402in" draw:caption-point-y="0.5945in">
              <dc:date>2025-01-14T00:00:00</dc:date>
              <text:p text:style-name="P1">since 0.36 version</text:p>
            </office:annotation>
            <text:p>libvte/Gtk</text:p>
          </table:table-cell>
          <table:table-cell table:number-columns-repeated="22"/>
          <table:table-cell office:value-type="string" calcext:value-type="string">
            <text:p>dcon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hzeller/timg" xlink:type="simple">timg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12"/>
          <table:table-cell table:number-columns-repeated="4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Terminal Image Viewer</text:p>
          </table:table-cell>
        </table:table-row>
        <table:table-row table:style-name="ro6">
          <table:table-cell office:value-type="string" calcext:value-type="string">
            <text:p><text:a xlink:href="https://github.com/daleroberts/tv" xlink:type="simple">tv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12"/>
          <table:table-cell table:number-columns-repeated="4" office:value-type="string" calcext:value-type="string">
            <text:p>Y</text:p>
          </table:table-cell>
          <table:table-cell table:number-columns-repeated="13"/>
          <table:table-cell table:style-name="ce19" office:value-type="string" calcext:value-type="string">
            <text:p>tool to quickly view high-resolution multi-band imagery directly in terminal</text:p>
          </table:table-cell>
        </table:table-row>
        <table:table-row table:style-name="ro1">
          <table:table-cell office:value-type="string" calcext:value-type="string">
            <text:p><text:a xlink:href="https://github.com/railsware/upterm" xlink:type="simple">up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4-12-31" calcext:value-type="date">
            <text:p>2014-12-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Black Screen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5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Electro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a xlink:href="https://cmus.github.io/" xlink:type="simple">cmus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5.2366in" draw:caption-point-x="-0.2402in" draw:caption-point-y="0.5945in">
              <dc:date>2025-01-14T00:00:00</dc:date>
              <text:p text:style-name="P1">https://github.com/cmus/cmus/issues/799</text:p>
            </office:annotation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office:value-type="date" office:date-value="2005-06-05" calcext:value-type="date">
            <text:p>2005-06-05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6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office:value-type="string" calcext:value-type="string">
            <text:p>music player</text:p>
          </table:table-cell>
        </table:table-row>
        <table:table-row table:style-name="ro6">
          <table:table-cell office:value-type="string" calcext:value-type="string">
            <text:p><text:a xlink:href="https://www.kernel.org/doc/Documentation/fb/fbcon.txt" xlink:type="simple">fbcon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5.4142in" draw:caption-point-x="-0.2402in" draw:caption-point-y="0.5945in">
              <dc:date>2025-01-14T00:00:00</dc:date>
              <text:p text:style-name="P1">https://bugzilla.kernel.org/show_bug.cgi?id=79551</text:p>
            </office:annotation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office:value-type="date" office:date-value="2012-09-30" calcext:value-type="date">
            <text:p>2012-09-30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4" table:style-name="ce11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Linux</text:p>
          </table:table-cell>
          <table:table-cell table:number-columns-repeated="28"/>
          <table:table-cell table:style-name="ce19" office:value-type="string" calcext:value-type="string">
            <text:p>Linux text console that runs on top of the framebuffer device</text:p>
          </table:table-cell>
        </table:table-row>
        <table:table-row table:style-name="ro1">
          <table:table-cell office:value-type="string" calcext:value-type="string">
            <text:p><text:a xlink:href="https://github.com/McKael/mcabber" xlink:type="simple">mcabber</text:a></text:p>
          </table:table-cell>
          <table:table-cell table:style-name="ce2" office:value-type="string" calcext:value-type="string">
            <office:annotation draw:style-name="gr5" draw:text-style-name="P2" svg:width="1.1413in" svg:height="1.3232in" svg:x="1.5299in" svg:y="15.7457in" draw:caption-point-x="-0.2402in" draw:caption-point-y="0.5945in">
              <dc:date>2025-01-14T00:00:00</dc:date>
              <text:p text:style-name="P1">https://bitbucket.org/McKael/mcabber-crew/issue/126/support-for-true-color-16-millions-colors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4" office:value-type="date" office:date-value="2005-06-08" calcext:value-type="date">
            <text:p>2005-06-08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bber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small XMPP (Jabber) console client</text:p>
          </table:table-cell>
        </table:table-row>
        <table:table-row table:style-name="ro1">
          <table:table-cell office:value-type="string" calcext:value-type="string">
            <text:p><text:a xlink:href="https://gitlab.com/muttmua/mutt" xlink:type="simple">mutt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5.9232in" draw:caption-point-x="-0.2402in" draw:caption-point-y="0.5945in">
              <dc:date>2025-01-14T00:00:00</dc:date>
              <text:p text:style-name="P1">http://dev.mutt.org/trac/ticket/3674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98-06-08" calcext:value-type="date">
            <text:p>1998-06-08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2"/>
          <table:table-cell table:style-name="ce11" office:value-type="string" calcext:value-type="string">
            <text:p>Y</text:p>
          </table:table-cell>
          <table:table-cell table:style-name="ce11" table:number-columns-repeated="3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office:value-type="string" calcext:value-type="string">
            <text:p>E-mail client program</text:p>
          </table:table-cell>
        </table:table-row>
        <table:table-row table:style-name="ro1">
          <table:table-cell office:value-type="string" calcext:value-type="string">
            <text:p><text:a xlink:href="https://neomutt.org/guide/configuration.html#color" xlink:type="simple">neomutt</text:a></text:p>
          </table:table-cell>
          <table:table-cell table:style-name="ce2" office:value-type="string" calcext:value-type="string">
            <office:annotation draw:style-name="gr2" draw:text-style-name="P2" svg:width="1.1413in" svg:height="0.8567in" svg:x="1.5299in" svg:y="16.1012in" draw:caption-point-x="-0.2402in" draw:caption-point-y="0.5945in">
              <dc:date>2025-01-14T00:00:00</dc:date>
              <text:p text:style-name="P1">https://github.com/neomutt/neomutt/issues/85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tt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office:value-type="string" calcext:value-type="string">
            <text:p>E-mail client program</text:p>
          </table:table-cell>
        </table:table-row>
        <table:table-row table:style-name="ro1">
          <table:table-cell office:value-type="string" calcext:value-type="string">
            <text:p><text:a xlink:href="http://git.savannah.gnu.org/cgit/screen.git/" xlink:type="simple">screen</text:a>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office:value-type="date" office:date-value="2014-04-16" calcext:value-type="date">
            <text:p>2014-04-16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office:annotation draw:style-name="gr2" draw:text-style-name="P2" svg:width="1.1413in" svg:height="0.8567in" svg:x="8.9728in" svg:y="16.2787in" draw:caption-point-x="-0.2402in" draw:caption-point-y="0.5945in">
              <dc:date>2025-01-14T00:00:00</dc:date>
              <text:p text:style-name="P1">has support in 'master' branch, need to be enabled (see 'truecolor' option)</text:p>
            </office:annotation>
            <text:p>Y</text:p>
          </table:table-cell>
          <table:table-cell/>
          <table:table-cell table:number-columns-repeated="6"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a xlink:href="https://github.com/termbox/termbox" xlink:type="simple">termbox library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6.4567in" draw:caption-point-x="-0.2402in" draw:caption-point-y="0.5945in">
              <dc:date>2025-01-14T00:00:00</dc:date>
              <text:p text:style-name="P1">https://github.com/nsf/termbox/issues/37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3-08-24" calcext:value-type="date">
            <text:p>2013-08-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number-columns-repeated="4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ncurses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erminal box library</text:p>
          </table:table-cell>
        </table:table-row>
        <table:table-row table:style-name="ro1">
          <table:table-cell office:value-type="string" calcext:value-type="string">
            <text:p><text:a xlink:href="https://github.com/pantheon-systems/terminus" xlink:type="simple">Termius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antheon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3" table:style-name="ce11" office:value-type="string" calcext:value-type="string">
            <text:p>Y</text:p>
          </table:table-cell>
          <table:table-cell table:number-columns-repeated="4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s://weechat.org/" xlink:type="simple">weechat</text:a></text:p>
          </table:table-cell>
          <table:table-cell table:style-name="ce2" office:value-type="string" calcext:value-type="string">
            <office:annotation draw:style-name="gr2" draw:text-style-name="P2" svg:width="1.1413in" svg:height="0.8567in" svg:x="1.5299in" svg:y="16.8122in" draw:caption-point-x="-0.2402in" draw:caption-point-y="0.5945in">
              <dc:date>2025-01-14T00:00:00</dc:date>
              <text:p text:style-name="P1">https://github.com/weechat/weechat/issues/1364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4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3"/>
          <table:table-cell office:value-type="string" calcext:value-type="string">
            <text:p>INI</text:p>
          </table:table-cell>
          <table:table-cell table:number-columns-repeated="5"/>
          <table:table-cell office:value-type="string" calcext:value-type="string">
            <text:p>WeChat chat client clone</text:p>
          </table:table-cell>
        </table:table-row>
        <table:table-row table:style-name="ro1">
          <table:table-cell office:value-type="string" calcext:value-type="string">
            <text:p><text:a xlink:href="https://invisible-island.net/xterm/xterm.html" xlink:type="simple">xterm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83-12-31" calcext:value-type="date">
            <text:p>1983-12-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~11M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number-columns-repeated="2" table:style-name="ce11" office:value-type="string" calcext:value-type="string">
            <text:p>Y</text:p>
          </table:table-cell>
          <table:table-cell table:style-name="ce11" table:number-columns-repeated="3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5" office:value-type="string" calcext:value-type="string">
            <office:annotation draw:style-name="gr1" draw:text-style-name="P2" svg:width="1.1413in" svg:height="0.7083in" svg:x="8.9728in" svg:y="16.9902in" draw:caption-point-x="-0.2402in" draw:caption-point-y="0.5945in">
              <dc:date>2025-01-14T00:00:00</dc:date>
              <text:p text:style-name="P1">https://github.com/uobikiemukot/yaft/issues/12</text:p>
            </office:annotation>
            <text:p>Y</text:p>
          </table:table-cell>
          <table:table-cell office:value-type="string" calcext:value-type="string">
            <text:p>X</text:p>
          </table:table-cell>
          <table:table-cell table:number-columns-repeated="10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INI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style-name="ce19" office:value-type="string" calcext:value-type="string">
            <text:p>A terminal emulator for the X Window System.</text:p>
          </table:table-cell>
        </table:table-row>
        <table:table-row table:style-name="ro6">
          <table:table-cell office:value-type="string" calcext:value-type="string">
            <text:p><text:a xlink:href="https://github.com/uobikiemukot/yaft" xlink:type="simple">yaft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5-07-26" calcext:value-type="date">
            <text:p>2015-07-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Objective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Y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5"/>
          <table:table-cell table:style-name="ce5" office:value-type="string" calcext:value-type="string">
            <text:p>Yet Another Framebuffer Terminal (aka "yaft") is simple terminal emulator for minimalist.</text:p>
          </table:table-cell>
        </table:table-row>
        <table:table-row table:style-name="ro6">
          <table:table-cell office:value-type="string" calcext:value-type="string">
            <text:p><text:a xlink:href="http://apps.kde.org/yakuake/" xlink:type="simple">yakuke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8-01-01" calcext:value-type="date">
            <text:p>2008-01-0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number-columns-repeated="6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KDE</text:p>
          </table:table-cell>
          <table:table-cell table:number-columns-repeated="22"/>
          <table:table-cell office:value-type="string" calcext:value-type="string">
            <text:p>INI</text:p>
          </table:table-cell>
          <table:table-cell table:number-columns-repeated="5"/>
          <table:table-cell table:style-name="ce19" office:value-type="string" calcext:value-type="string">
            <text:p>drop-down terminal emulator based on KDE Konsole technology</text:p>
          </table:table-cell>
        </table:table-row>
        <table:table-row table:style-name="ro1">
          <table:table-cell office:value-type="string" calcext:value-type="string">
            <text:p><text:a xlink:href="https://cgit.freebsd.org/src/tree/sys/dev/vt/colors/vt_termcolors.c" xlink:type="simple">FreeBSD Console</text:a></text:p>
          </table:table-cell>
          <table:table-cell table:style-name="ce2" office:value-type="string" calcext:value-type="string">
            <office:annotation draw:style-name="gr2" draw:text-style-name="P2" svg:width="1.1413in" svg:height="0.8567in" svg:x="1.5299in" svg:y="17.8303in" draw:caption-point-x="-0.2402in" draw:caption-point-y="0.5945in">
              <dc:date>2025-01-14T00:00:00</dc:date>
              <text:p text:style-name="P1">https://bugs.freebsd.org/bugzilla/show_bug.cgi?id=191652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office:value-type="string" calcext:value-type="string">
            <text:p>BSD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tBSD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3"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29"/>
          <table:table-cell office:value-type="string" calcext:value-type="string">
            <text:p>FreeBSD console</text:p>
          </table:table-cell>
        </table:table-row>
        <table:table-row table:style-name="ro1">
          <table:table-cell office:value-type="string" calcext:value-type="string">
            <text:p><text:a xlink:href="https://juicessh.com/" xlink:type="simple">JuiceSSH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Mosh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4"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Android</text:p>
          </table:table-cell>
          <table:table-cell table:number-columns-repeated="28"/>
          <table:table-cell office:value-type="string" calcext:value-type="string">
            <text:p>The #1 free SSH client for Android</text:p>
          </table:table-cell>
        </table:table-row>
        <table:table-row table:style-name="ro1">
          <table:table-cell office:value-type="string" calcext:value-type="string">
            <text:p><text:a xlink:href="http://www.9bis.net/kitty/" xlink:type="simple">KiTTY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3-12-31" calcext:value-type="date">
            <text:p>2003-12-3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uTTY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5"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Windows</text:p>
          </table:table-cell>
          <table:table-cell table:number-columns-repeated="23"/>
          <table:table-cell table:number-columns-repeated="4" office:value-type="string" calcext:value-type="string">
            <text:p>Y</text:p>
          </table:table-cell>
          <table:table-cell/>
          <table:table-cell table:style-name="ce19"/>
        </table:table-row>
        <table:table-row table:style-name="ro6">
          <table:table-cell office:value-type="string" calcext:value-type="string">
            <text:p><text:a xlink:href="https://mremoteng.org/" xlink:type="simple">mRemoteNG</text:a></text:p>
          </table:table-cell>
          <table:table-cell table:style-name="ce2" office:value-type="string" calcext:value-type="string">
            <office:annotation draw:style-name="gr2" draw:text-style-name="P2" svg:width="1.1413in" svg:height="0.8567in" svg:x="1.5299in" svg:y="18.3638in" draw:caption-point-x="-0.2402in" draw:caption-point-y="0.5945in">
              <dc:date>2025-01-14T00:00:00</dc:date>
              <text:p text:style-name="P1">https://github.com/mRemoteNG/mRemoteNG/issues/717</text:p>
            </office:annotation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office:value-type="date" office:date-value="2010-01-06" calcext:value-type="date">
            <text:p>2010-01-06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mRemote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5" table:style-name="ce11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WinForms</text:p>
          </table:table-cell>
          <table:table-cell table:number-columns-repeated="28"/>
          <table:table-cell table:style-name="ce19" office:value-type="string" calcext:value-type="string">
            <text:p>a fork of mRemote: an open source, tabbed, multi-protocol, remote connections manager for Windows</text:p>
          </table:table-cell>
        </table:table-row>
        <table:table-row table:style-name="ro8">
          <table:table-cell office:value-type="string" calcext:value-type="string">
            <text:p><text:a xlink:href="http://smartty.sysprogs.com/" xlink:type="simple">SmarTTY</text:a>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/>
          <table:table-cell office:value-type="string" calcext:value-type="string">
            <text:p>Proprietary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n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Xming/Windows</text:p>
          </table:table-cell>
          <table:table-cell table:number-columns-repeated="22"/>
          <table:table-cell office:value-type="string" calcext:value-type="string">
            <text:p>XML</text:p>
          </table:table-cell>
          <table:table-cell table:number-columns-repeated="5"/>
          <table:table-cell table:style-name="ce5" office:value-type="string" calcext:value-type="string">
            <text:p>free multi-tabbed SSH client that supports copying files and directories with SCP on-the-fly and editing files in-place</text:p>
          </table:table-cell>
        </table:table-row>
        <table:table-row table:style-name="ro6">
          <table:table-cell office:value-type="string" calcext:value-type="string">
            <text:p><text:a xlink:href="https://support.apple.com/en-gb/guide/terminal/welcome/mac" xlink:type="simple">Terminal.app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90-12-31" calcext:value-type="date">
            <text:p>1990-12-31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ObjectiveC</text:p>
          </table:table-cell>
          <table:table-cell/>
          <table:table-cell office:value-type="string" calcext:value-type="string">
            <text:p>~7MB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1" table:number-columns-repeated="3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An app for advanced users and developers with direct CLI communication to macOS.</text:p>
          </table:table-cell>
        </table:table-row>
        <table:table-row table:style-name="ro1">
          <table:table-cell office:value-type="string" calcext:value-type="string">
            <text:p><text:a xlink:href="https://github.com/shockone/black-screen" xlink:type="simple">Black Screen</text:a>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office:value-type="date" office:date-value="2013-12-31" calcext:value-type="date">
            <text:p>2013-12-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Typescript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table:number-columns-repeated="6"/>
          <table:table-cell table:style-name="ce11" office:value-type="string" calcext:value-type="string">
            <text:p>Y</text:p>
          </table:table-cell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Electro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a xlink:href="https://cmder.net/" xlink:type="simple">Cmder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onEmu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6">
          <table:table-cell office:value-type="string" calcext:value-type="string">
            <text:p><text:a xlink:href="https://github.com/martanne/dvtm" xlink:type="simple">dvtm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7-12-07" calcext:value-type="date">
            <text:p>2007-12-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office:annotation draw:style-name="gr1" draw:text-style-name="P2" svg:width="1.1413in" svg:height="0.7083in" svg:x="8.9728in" svg:y="19.8685in" draw:caption-point-x="-0.2402in" draw:caption-point-y="0.5945in">
              <dc:date>2025-01-14T00:00:00</dc:date>
              <text:p text:style-name="P1">https://github.com/martanne/dvtm/issues/10</text:p>
            </office:annotation>
            <text:p>Y*</text:p>
          </table:table-cell>
          <table:table-cell office:value-type="string" calcext:value-type="string">
            <text:p>X</text:p>
          </table:table-cell>
          <table:table-cell table:number-columns-repeated="28"/>
          <table:table-cell table:style-name="ce19" office:value-type="string" calcext:value-type="string">
            <text:p>tiling window management, popularized by X11-window managers like dwm to the console.</text:p>
          </table:table-cell>
        </table:table-row>
        <table:table-row table:style-name="ro1">
          <table:table-cell office:value-type="string" calcext:value-type="string">
            <text:p><text:a xlink:href="https://github.com/gui-cs/Terminal.Gui" xlink:type="simple">gui.cs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20.1996in" draw:caption-point-x="-0.2402in" draw:caption-point-y="0.5945in">
              <dc:date>2025-01-14T00:00:00</dc:date>
              <text:p text:style-name="P1">https://github.com/gui-cs/Terminal.Gui/issues/48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8-02-15" calcext:value-type="date">
            <text:p>2018-02-1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##</text:p>
          </table:table-cell>
          <table:table-cell office:value-type="string" calcext:value-type="string">
            <text:p>curses/mono-curses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.Net</text:p>
          </table:table-cell>
          <table:table-cell table:number-columns-repeated="28"/>
          <table:table-cell office:value-type="string" calcext:value-type="string">
            <text:p>Terminal UI toolkit for .NET (curses-like)</text:p>
          </table:table-cell>
        </table:table-row>
        <table:table-row table:style-name="ro1">
          <table:table-cell office:value-type="string" calcext:value-type="string">
            <text:p><text:a xlink:href="https://gist.github.com/kurahaupo/ttyplus.com" xlink:type="simple">MTPuTTY</text:a>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uTTY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5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Window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a xlink:href="https://www.netsarang.com/en/xshell/" xlink:type="simple">NetSarang Xshell</text:a>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/>
          <table:table-cell office:value-type="string" calcext:value-type="string">
            <text:p>Proprietary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s://github.com/andmarti1424/sc-im" xlink:type="simple">sc-im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20.7331in" draw:caption-point-x="-0.2402in" draw:caption-point-y="0.5945in">
              <dc:date>2025-01-14T00:00:00</dc:date>
              <text:p text:style-name="P1">https://github.com/andmarti1424/sc-im/issues/306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5-02-21" calcext:value-type="date">
            <text:p>2015-02-21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l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ncurses</text:p>
          </table:table-cell>
          <table:table-cell table:number-columns-repeated="28"/>
          <table:table-cell office:value-type="string" calcext:value-type="string">
            <text:p>Ncurse-based spreadsheet app</text:p>
          </table:table-cell>
        </table:table-row>
        <table:table-row table:style-name="ro1">
          <table:table-cell office:value-type="string" calcext:value-type="string">
            <text:p><text:a xlink:href="https://www.enlightenment.org/about-terminology" xlink:type="simple">Terminology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Default"/>
          <table:table-cell table:number-columns-repeated="4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Enlightenmen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a xlink:href="https://www.compuphase.com/software_termite.htm" xlink:type="simple">Termite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9-01-01" calcext:value-type="date">
            <text:p>2019-01-01</text:p>
          </table:table-cell>
          <table:table-cell office:value-type="string" calcext:value-type="string">
            <text:p>Proprietary</text:p>
          </table:table-cell>
          <table:table-cell table:number-columns-repeated="2"/>
          <table:table-cell office:value-type="string" calcext:value-type="string">
            <text:p>~232KB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I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://tmux.github.io/" xlink:type="simple">tmux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office:annotation draw:style-name="gr1" draw:text-style-name="P2" svg:width="1.1413in" svg:height="0.7083in" svg:x="8.9728in" svg:y="21.2665in" draw:caption-point-x="-0.2402in" draw:caption-point-y="0.5945in">
              <dc:date>2025-01-14T00:00:00</dc:date>
              <text:p text:style-name="P1">starting from version 2.2</text:p>
            </office:annotation>
            <text:p>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://software.schmorp.de/pkg/rxvt-unicode.html" xlink:type="simple">urxvt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a xlink:href="http://www.flexsw.com/flexterm" xlink:type="simple">Flexterm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#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6"/>
          <table:table-cell table:style-name="ce2" table:number-columns-repeated="3"/>
          <table:table-cell table:style-name="ce15"/>
          <table:table-cell office:value-type="string" calcext:value-type="string">
            <text:p>.Net/X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XML</text:p>
          </table:table-cell>
          <table:table-cell table:number-columns-repeated="5"/>
          <table:table-cell table:style-name="ce19"/>
        </table:table-row>
        <table:table-row table:style-name="ro1">
          <table:table-cell office:value-type="string" calcext:value-type="string">
            <text:p><text:a xlink:href="https://hyper.is/" xlink:type="simple">Hyper.app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16-07-01" calcext:value-type="date">
            <text:p>2016-07-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Electron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3" table:style-name="ce11" office:value-type="string" calcext:value-type="string">
            <text:p>Y</text:p>
          </table:table-cell>
          <table:table-cell table:style-name="ce11" table:number-columns-repeated="4"/>
          <table:table-cell table:style-name="ce2" table:number-columns-repeated="3"/>
          <table:table-cell table:style-name="ce15" office:value-type="string" calcext:value-type="string">
            <text:p>Y</text:p>
          </table:table-cell>
          <table:table-cell office:value-type="string" calcext:value-type="string">
            <text:p>Electron</text:p>
          </table:table-cell>
          <table:table-cell table:number-columns-repeated="22"/>
          <table:table-cell office:value-type="string" calcext:value-type="string">
            <text:p>JavaScript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subhra74/snowflake" xlink:type="simple">Muon</text:a></text:p>
          </table:table-cell>
          <table:table-cell table:style-name="ce2"/>
          <table:table-cell table:number-columns-repeated="2" table:style-name="ce2" office:value-type="string" calcext:value-type="string">
            <text:p>Y</text:p>
          </table:table-cell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Java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1" table:number-columns-repeated="5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8"/>
          <table:table-cell table:style-name="ce19" office:value-type="string" calcext:value-type="string">
            <text:p>graphical SSH client</text:p>
          </table:table-cell>
        </table:table-row>
        <table:table-row table:style-name="ro6">
          <table:table-cell office:value-type="string" calcext:value-type="string">
            <text:p><text:a xlink:href="https://github.com/raphamorim/rio" xlink:type="simple">Rio Terminal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ust</text:p>
          </table:table-cell>
          <table:table-cell/>
          <table:table-cell office:value-type="string" calcext:value-type="string">
            <text:p>~25MB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4" table:style-name="ce11" office:value-type="string" calcext:value-type="string">
            <text:p>Y</text:p>
          </table:table-cell>
          <table:table-cell table:style-name="ce11"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A hardware-accelerated GPU terminal emulator focusing to run in desktops and browsers.</text:p>
          </table:table-cell>
        </table:table-row>
        <table:table-row table:style-name="ro6">
          <table:table-cell office:value-type="string" calcext:value-type="string">
            <text:p><text:a xlink:href="https://tabby.sh/?ref=terminaltrove" xlink:type="simple">Tabby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16-12-31" calcext:value-type="date">
            <text:p>2016-12-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erminus</text:p>
          </table:table-cell>
          <table:table-cell office:value-type="string" calcext:value-type="string">
            <text:p>~347M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3" table:style-name="ce11" office:value-type="string" calcext:value-type="string">
            <text:p>Y</text:p>
          </table:table-cell>
          <table:table-cell table:number-columns-repeated="4" table:style-name="ce11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Electron</text:p>
          </table:table-cell>
          <table:table-cell table:number-columns-repeated="3"/>
          <table:table-cell office:value-type="string" calcext:value-type="string">
            <office:annotation draw:style-name="gr1" draw:text-style-name="P2" svg:width="1.1413in" svg:height="0.7083in" svg:x="10.1555in" svg:y="22.4866in" draw:caption-point-x="-0.2402in" draw:caption-point-y="0.5945in">
              <dc:date>2025-01-14T00:00:00</dc:date>
              <text:p text:style-name="P1">https://github.com/Eugeny/tabby/issues/9845</text:p>
            </office:annotation>
            <text:p>Y</text:p>
          </table:table-cell>
          <table:table-cell table:number-columns-repeated="7"/>
          <table:table-cell table:number-columns-repeated="4" office:value-type="string" calcext:value-type="string">
            <text:p>n</text:p>
          </table:table-cell>
          <table:table-cell table:number-columns-repeated="8"/>
          <table:table-cell table:number-columns-repeated="4" office:value-type="string" calcext:value-type="string">
            <text:p>Y</text:p>
          </table:table-cell>
          <table:table-cell/>
          <table:table-cell table:style-name="ce19" office:value-type="string" calcext:value-type="string">
            <text:p>A terminal for a more modern age. (was renamed from terminus due to trademark conflict)</text:p>
          </table:table-cell>
        </table:table-row>
        <table:table-row table:style-name="ro6">
          <table:table-cell office:value-type="string" calcext:value-type="string">
            <text:p><text:a xlink:href="https://warp.dev/" xlink:type="simple">Warp Terminal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Rust</text:p>
          </table:table-cell>
          <table:table-cell/>
          <table:table-cell office:value-type="string" calcext:value-type="string">
            <text:p>~233MB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4" table:style-name="ce11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A GPU-accelerated cross-platform terminal emulator and multiplexer.</text:p>
          </table:table-cell>
        </table:table-row>
        <table:table-row table:style-name="ro6">
          <table:table-cell office:value-type="string" calcext:value-type="string">
            <text:p><text:a xlink:href="https://github.com/wez/wezterm" xlink:type="simple">Wezterm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17-12-31" calcext:value-type="date">
            <text:p>2017-12-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ust</text:p>
          </table:table-cell>
          <table:table-cell/>
          <table:table-cell office:value-type="string" calcext:value-type="string">
            <text:p>~269MB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4" table:style-name="ce11" office:value-type="string" calcext:value-type="string">
            <text:p>Y</text:p>
          </table:table-cell>
          <table:table-cell table:style-name="ce11" table:number-columns-repeated="3"/>
          <table:table-cell table:number-columns-repeated="3" table:style-name="ce2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table:number-columns-repeated="29"/>
          <table:table-cell table:style-name="ce19" office:value-type="string" calcext:value-type="string">
            <text:p>A GPU-accelerated cross-platform terminal emulator and multiplexer.</text:p>
          </table:table-cell>
        </table:table-row>
        <table:table-row table:style-name="ro6">
          <table:table-cell office:value-type="string" calcext:value-type="string">
            <text:p><text:a xlink:href="https://en.woterm.com/" xlink:type="simple">woterm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22-01-01" calcext:value-type="date">
            <text:p>2022-01-0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QML/C++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3" table:style-name="ce11" office:value-type="string" calcext:value-type="string">
            <text:p>Y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2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office:value-type="string" calcext:value-type="string">
            <text:p>Qt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style-name="ce19" office:value-type="string" calcext:value-type="string">
            <text:p>Easy to Use / Practical / Powerful / Modern next generation terminal</text:p>
          </table:table-cell>
        </table:table-row>
        <table:table-row table:style-name="ro1">
          <table:table-cell office:value-type="string" calcext:value-type="string">
            <text:p>finalterm</text:p>
          </table:table-cell>
          <table:table-cell table:style-name="ce2" table:number-columns-repeated="3"/>
          <table:table-cell office:value-type="string" calcext:value-type="string">
            <text:p><text:a xlink:href="http://worldwidemann.com/finally-terminated/" xlink:type="simple">abandoned</text:a></text:p>
          </table:table-cell>
          <table:table-cell table:number-columns-repeated="4"/>
          <table:table-cell table:style-name="ce2" table:number-columns-repeated="4"/>
          <table:table-cell table:style-name="ce11" table:number-columns-repeated="7"/>
          <table:table-cell table:style-name="ce2" table:number-columns-repeated="3"/>
          <table:table-cell table:style-name="ce15"/>
          <table:table-cell table:number-columns-repeated="29"/>
          <table:table-cell table:style-name="ce19"/>
        </table:table-row>
        <table:table-row table:style-name="ro1">
          <table:table-cell office:value-type="string" calcext:value-type="string">
            <text:p>Linux console</text:p>
          </table:table-cell>
          <table:table-cell table:style-name="ce2"/>
          <table:table-cell table:number-columns-repeated="2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a xlink:href="https://github.com/gnotclub/xst/" xlink:type="simple">xst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uckless Terminal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1" table:number-columns-repeated="7"/>
          <table:table-cell table:style-name="ce2" table:number-columns-repeated="3"/>
          <table:table-cell table:style-name="ce15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 table:number-columns-repeated="23"/>
          <table:table-cell table:style-name="ce15"/>
          <table:table-cell table:number-columns-repeated="30"/>
        </table:table-row>
        <table:table-row table:style-name="ro1" table:number-rows-repeated="4">
          <table:table-cell table:number-columns-repeated="54"/>
        </table:table-row>
        <table:table-row table:style-name="ro1">
          <table:table-cell office:value-type="string" calcext:value-type="string">
            <text:p>Sources: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ttps://gist.github.com/chauncey-garrett/97cd6e7a81e9597a9375035dcb64fdd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<text:a xlink:href="https://www.invisible-island.net/vttest/" xlink:type="simple">vttest</text:a></text:p>
          </table:table-cell>
          <table:table-cell table:number-columns-repeated="53"/>
        </table:table-row>
        <table:table-row table:style-name="ro1" table:number-rows-repeated="1048466">
          <table:table-cell table:number-columns-repeated="54"/>
        </table:table-row>
        <table:table-row table:style-name="ro1">
          <table:table-cell table:number-columns-repeated="54"/>
        </table:table-row>
        <calcext:conditional-formats>
          <calcext:conditional-format calcext:target-range-address="Sheet1.J4:Sheet1.W100 Sheet1.B4:Sheet1.D100">
            <calcext:condition calcext:apply-style-name="GoodOptions" calcext:value="=&quot;Y&quot;" calcext:base-cell-address="Sheet1.B4"/>
            <calcext:condition calcext:apply-style-name="Default" calcext:value="=&quot;n&quot;" calcext:base-cell-address="Sheet1.B4"/>
          </calcext:conditional-format>
          <calcext:conditional-format calcext:target-range-address="Sheet1.X4:Sheet1.X102">
            <calcext:condition calcext:apply-style-name="BadOptions" calcext:value="=&quot;Y&quot;" calcext:base-cell-address="Sheet1.X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BB101" table:contains-header="false">
          <table:sort>
            <table:sort-by table:field-number="1" table:order="descending" table:data-type="automatic"/>
            <table:sort-by table:field-number="1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oodOptions" style:family="table-cell" style:parent-style-name="Default" style:data-style-name="N100">
      <style:table-cell-properties fo:background-color="#afd095"/>
    </style:style>
    <style:style style:name="BadOptions" style:family="table-cell" style:parent-style-name="Default">
      <style:table-cell-properties fo:background-color="#ffd7d7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3:51:42.351312127</meta:creation-date>
    <dc:date>2025-01-15T10:57:50.958730801</dc:date>
    <meta:editing-duration>P1DT21H6M8S</meta:editing-duration>
    <meta:editing-cycles>6</meta:editing-cycles>
    <meta:generator>LibreOffice/7.4.7.2$Linux_X86_64 LibreOffice_project/40$Build-2</meta:generator>
    <meta:document-statistic meta:table-count="1" meta:cell-count="1791" meta:object-count="0"/>
  </office:meta>
</office:document-meta>
</file>